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>
        <table:shapes>
          <draw:frame draw:z-index="0" draw:style-name="gr1" svg:width="15.999cm" svg:height="8.999cm" svg:x="18.367cm" svg:y="3.529cm">
            <draw:object draw:notify-on-update-of-ranges="Full1.A3:Full1.A3 Full1.A4:Full1.A104 Full1.B3:Full1.B3 Full1.B4:Full1.B1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2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Factor</text:p>
          </table:table-cell>
          <table:table-cell office:value-type="string">
            <text:p>Y_FIX16.16</text:p>
          </table:table-cell>
          <table:table-cell/>
          <table:table-cell table:style-name="ce1" office:value-type="string">
            <text:p>FINAL VALUE</text:p>
          </table:table-cell>
          <table:table-cell office:value-type="string">
            <text:p>DECIMAL FINAL VALUE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20*ABS(SIN(RADIANS([.A4]))*EXP(-[.A4]/FACTOR))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DEC2HEX(ROUND([.B4]*2^16))" office:value-type="string" office:string-value="0">
            <text:p>0</text:p>
          </table:table-cell>
          <table:table-cell office:value-type="string">
            <text:p>0x</text:p>
          </table:table-cell>
          <table:table-cell table:formula="of:=CONCATENATE(HEX;[.D4])" office:value-type="string" office:string-value="0x0">
            <text:p>0x0</text:p>
          </table:table-cell>
          <table:table-cell table:formula="of:=ROUND([.B4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20*ABS(SIN(RADIANS([.A5]))*EXP(-[.A5]/FACTOR))" office:value-type="float" office:value="3.30358512215424">
            <text:p>3,3035851222</text:p>
          </table:table-cell>
          <table:table-cell/>
          <table:table-cell table:formula="of:=DEC2HEX(ROUND([.B5]*2^16))" office:value-type="string" office:string-value="34DB8">
            <text:p>34DB8</text:p>
          </table:table-cell>
          <table:table-cell/>
          <table:table-cell table:formula="of:=CONCATENATE(HEX;[.D5])" office:value-type="string" office:string-value="0x34DB8">
            <text:p>0x34DB8</text:p>
          </table:table-cell>
          <table:table-cell table:formula="of:=ROUND([.B5])" office:value-type="float" office:value="3">
            <text:p>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20*ABS(SIN(RADIANS([.A6]))*EXP(-[.A6]/FACTOR))" office:value-type="float" office:value="6.18945246806174">
            <text:p>6,1894524681</text:p>
          </table:table-cell>
          <table:table-cell/>
          <table:table-cell table:formula="of:=DEC2HEX(ROUND([.B6]*2^16))" office:value-type="string" office:string-value="63080">
            <text:p>63080</text:p>
          </table:table-cell>
          <table:table-cell/>
          <table:table-cell table:formula="of:=CONCATENATE(HEX;[.D6])" office:value-type="string" office:string-value="0x63080">
            <text:p>0x63080</text:p>
          </table:table-cell>
          <table:table-cell table:formula="of:=ROUND([.B6])" office:value-type="float" office:value="6">
            <text:p>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20*ABS(SIN(RADIANS([.A7]))*EXP(-[.A7]/FACTOR))" office:value-type="float" office:value="8.60707976425058">
            <text:p>8,6070797643</text:p>
          </table:table-cell>
          <table:table-cell/>
          <table:table-cell table:formula="of:=DEC2HEX(ROUND([.B7]*2^16))" office:value-type="string" office:string-value="89B6A">
            <text:p>89B6A</text:p>
          </table:table-cell>
          <table:table-cell/>
          <table:table-cell table:formula="of:=CONCATENATE(HEX;[.D7])" office:value-type="string" office:string-value="0x89B6A">
            <text:p>0x89B6A</text:p>
          </table:table-cell>
          <table:table-cell table:formula="of:=ROUND([.B7])" office:value-type="float" office:value="9">
            <text:p>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20*ABS(SIN(RADIANS([.A8]))*EXP(-[.A8]/FACTOR))" office:value-type="float" office:value="10.5253996749571">
            <text:p>10,525399675</text:p>
          </table:table-cell>
          <table:table-cell/>
          <table:table-cell table:formula="of:=DEC2HEX(ROUND([.B8]*2^16))" office:value-type="string" office:string-value="A8681">
            <text:p>A8681</text:p>
          </table:table-cell>
          <table:table-cell/>
          <table:table-cell table:formula="of:=CONCATENATE(HEX;[.D8])" office:value-type="string" office:string-value="0xA8681">
            <text:p>0xA8681</text:p>
          </table:table-cell>
          <table:table-cell table:formula="of:=ROUND([.B8])" office:value-type="float" office:value="11">
            <text:p>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20*ABS(SIN(RADIANS([.A9]))*EXP(-[.A9]/FACTOR))" office:value-type="float" office:value="11.9319202433712">
            <text:p>11,9319202434</text:p>
          </table:table-cell>
          <table:table-cell/>
          <table:table-cell table:formula="of:=DEC2HEX(ROUND([.B9]*2^16))" office:value-type="string" office:string-value="BEE92">
            <text:p>BEE92</text:p>
          </table:table-cell>
          <table:table-cell/>
          <table:table-cell table:formula="of:=CONCATENATE(HEX;[.D9])" office:value-type="string" office:string-value="0xBEE92">
            <text:p>0xBEE92</text:p>
          </table:table-cell>
          <table:table-cell table:formula="of:=ROUND([.B9])" office:value-type="float" office:value="12">
            <text:p>1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20*ABS(SIN(RADIANS([.A10]))*EXP(-[.A10]/FACTOR))" office:value-type="float" office:value="12.8313479739351">
            <text:p>12,8313479739</text:p>
          </table:table-cell>
          <table:table-cell/>
          <table:table-cell table:formula="of:=DEC2HEX(ROUND([.B10]*2^16))" office:value-type="string" office:string-value="CD4D3">
            <text:p>CD4D3</text:p>
          </table:table-cell>
          <table:table-cell/>
          <table:table-cell table:formula="of:=CONCATENATE(HEX;[.D10])" office:value-type="string" office:string-value="0xCD4D3">
            <text:p>0xCD4D3</text:p>
          </table:table-cell>
          <table:table-cell table:formula="of:=ROUND([.B10])" office:value-type="float" office:value="13">
            <text:p>1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20*ABS(SIN(RADIANS([.A11]))*EXP(-[.A11]/FACTOR))" office:value-type="float" office:value="13.2438039572879">
            <text:p>13,2438039573</text:p>
          </table:table-cell>
          <table:table-cell/>
          <table:table-cell table:formula="of:=DEC2HEX(ROUND([.B11]*2^16))" office:value-type="string" office:string-value="D3E6A">
            <text:p>D3E6A</text:p>
          </table:table-cell>
          <table:table-cell/>
          <table:table-cell table:formula="of:=CONCATENATE(HEX;[.D11])" office:value-type="string" office:string-value="0xD3E6A">
            <text:p>0xD3E6A</text:p>
          </table:table-cell>
          <table:table-cell table:formula="of:=ROUND([.B11])" office:value-type="float" office:value="13">
            <text:p>1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20*ABS(SIN(RADIANS([.A12]))*EXP(-[.A12]/FACTOR))" office:value-type="float" office:value="13.202727566708">
            <text:p>13,2027275667</text:p>
          </table:table-cell>
          <table:table-cell/>
          <table:table-cell table:formula="of:=DEC2HEX(ROUND([.B12]*2^16))" office:value-type="string" office:string-value="D33E6">
            <text:p>D33E6</text:p>
          </table:table-cell>
          <table:table-cell/>
          <table:table-cell table:formula="of:=CONCATENATE(HEX;[.D12])" office:value-type="string" office:string-value="0xD33E6">
            <text:p>0xD33E6</text:p>
          </table:table-cell>
          <table:table-cell table:formula="of:=ROUND([.B12])" office:value-type="float" office:value="13">
            <text:p>1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20*ABS(SIN(RADIANS([.A13]))*EXP(-[.A13]/FACTOR))" office:value-type="float" office:value="12.7525630324355">
            <text:p>12,7525630324</text:p>
          </table:table-cell>
          <table:table-cell/>
          <table:table-cell table:formula="of:=DEC2HEX(ROUND([.B13]*2^16))" office:value-type="string" office:string-value="CC0A8">
            <text:p>CC0A8</text:p>
          </table:table-cell>
          <table:table-cell/>
          <table:table-cell table:formula="of:=CONCATENATE(HEX;[.D13])" office:value-type="string" office:string-value="0xCC0A8">
            <text:p>0xCC0A8</text:p>
          </table:table-cell>
          <table:table-cell table:formula="of:=ROUND([.B13])" office:value-type="float" office:value="13">
            <text:p>1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20*ABS(SIN(RADIANS([.A14]))*EXP(-[.A14]/FACTOR))" office:value-type="float" office:value="11.9463219224922">
            <text:p>11,9463219225</text:p>
          </table:table-cell>
          <table:table-cell/>
          <table:table-cell table:formula="of:=DEC2HEX(ROUND([.B14]*2^16))" office:value-type="string" office:string-value="BF242">
            <text:p>BF242</text:p>
          </table:table-cell>
          <table:table-cell/>
          <table:table-cell table:formula="of:=CONCATENATE(HEX;[.D14])" office:value-type="string" office:string-value="0xBF242">
            <text:p>0xBF242</text:p>
          </table:table-cell>
          <table:table-cell table:formula="of:=ROUND([.B14])" office:value-type="float" office:value="12">
            <text:p>12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20*ABS(SIN(RADIANS([.A15]))*EXP(-[.A15]/FACTOR))" office:value-type="float" office:value="10.8431095875674">
            <text:p>10,8431095876</text:p>
          </table:table-cell>
          <table:table-cell/>
          <table:table-cell table:formula="of:=DEC2HEX(ROUND([.B15]*2^16))" office:value-type="string" office:string-value="AD7D6">
            <text:p>AD7D6</text:p>
          </table:table-cell>
          <table:table-cell/>
          <table:table-cell table:formula="of:=CONCATENATE(HEX;[.D15])" office:value-type="string" office:string-value="0xAD7D6">
            <text:p>0xAD7D6</text:p>
          </table:table-cell>
          <table:table-cell table:formula="of:=ROUND([.B15])" office:value-type="float" office:value="11">
            <text:p>1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20*ABS(SIN(RADIANS([.A16]))*EXP(-[.A16]/FACTOR))" office:value-type="float" office:value="9.50569637499855">
            <text:p>9,505696375</text:p>
          </table:table-cell>
          <table:table-cell/>
          <table:table-cell table:formula="of:=DEC2HEX(ROUND([.B16]*2^16))" office:value-type="string" office:string-value="98175">
            <text:p>98175</text:p>
          </table:table-cell>
          <table:table-cell/>
          <table:table-cell table:formula="of:=CONCATENATE(HEX;[.D16])" office:value-type="string" office:string-value="0x98175">
            <text:p>0x98175</text:p>
          </table:table-cell>
          <table:table-cell table:formula="of:=ROUND([.B16])" office:value-type="float" office:value="10">
            <text:p>1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20*ABS(SIN(RADIANS([.A17]))*EXP(-[.A17]/FACTOR))" office:value-type="float" office:value="7.99820532683014">
            <text:p>7,9982053268</text:p>
          </table:table-cell>
          <table:table-cell/>
          <table:table-cell table:formula="of:=DEC2HEX(ROUND([.B17]*2^16))" office:value-type="string" office:string-value="7FF8A">
            <text:p>7FF8A</text:p>
          </table:table-cell>
          <table:table-cell/>
          <table:table-cell table:formula="of:=CONCATENATE(HEX;[.D17])" office:value-type="string" office:string-value="0x7FF8A">
            <text:p>0x7FF8A</text:p>
          </table:table-cell>
          <table:table-cell table:formula="of:=ROUND([.B17])" office:value-type="float" office:value="8">
            <text:p>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20*ABS(SIN(RADIANS([.A18]))*EXP(-[.A18]/FACTOR))" office:value-type="float" office:value="6.38397760859088">
            <text:p>6,3839776086</text:p>
          </table:table-cell>
          <table:table-cell/>
          <table:table-cell table:formula="of:=DEC2HEX(ROUND([.B18]*2^16))" office:value-type="string" office:string-value="6624C">
            <text:p>6624C</text:p>
          </table:table-cell>
          <table:table-cell/>
          <table:table-cell table:formula="of:=CONCATENATE(HEX;[.D18])" office:value-type="string" office:string-value="0x6624C">
            <text:p>0x6624C</text:p>
          </table:table-cell>
          <table:table-cell table:formula="of:=ROUND([.B18])" office:value-type="float" office:value="6">
            <text:p>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20*ABS(SIN(RADIANS([.A19]))*EXP(-[.A19]/FACTOR))" office:value-type="float" office:value="4.72366552741015">
            <text:p>4,7236655274</text:p>
          </table:table-cell>
          <table:table-cell/>
          <table:table-cell table:formula="of:=DEC2HEX(ROUND([.B19]*2^16))" office:value-type="string" office:string-value="4B942">
            <text:p>4B942</text:p>
          </table:table-cell>
          <table:table-cell/>
          <table:table-cell table:formula="of:=CONCATENATE(HEX;[.D19])" office:value-type="string" office:string-value="0x4B942">
            <text:p>0x4B942</text:p>
          </table:table-cell>
          <table:table-cell table:formula="of:=ROUND([.B19])" office:value-type="float" office:value="5">
            <text:p>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20*ABS(SIN(RADIANS([.A20]))*EXP(-[.A20]/FACTOR))" office:value-type="float" office:value="3.07359113415493">
            <text:p>3,0735911342</text:p>
          </table:table-cell>
          <table:table-cell/>
          <table:table-cell table:formula="of:=DEC2HEX(ROUND([.B20]*2^16))" office:value-type="string" office:string-value="312D7">
            <text:p>312D7</text:p>
          </table:table-cell>
          <table:table-cell/>
          <table:table-cell table:formula="of:=CONCATENATE(HEX;[.D20])" office:value-type="string" office:string-value="0x312D7">
            <text:p>0x312D7</text:p>
          </table:table-cell>
          <table:table-cell table:formula="of:=ROUND([.B20])" office:value-type="float" office:value="3">
            <text:p>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20*ABS(SIN(RADIANS([.A21]))*EXP(-[.A21]/FACTOR))" office:value-type="float" office:value="1.48439648081063">
            <text:p>1,4843964808</text:p>
          </table:table-cell>
          <table:table-cell/>
          <table:table-cell table:formula="of:=DEC2HEX(ROUND([.B21]*2^16))" office:value-type="string" office:string-value="17C01">
            <text:p>17C01</text:p>
          </table:table-cell>
          <table:table-cell/>
          <table:table-cell table:formula="of:=CONCATENATE(HEX;[.D21])" office:value-type="string" office:string-value="0x17C01">
            <text:p>0x17C01</text:p>
          </table:table-cell>
          <table:table-cell table:formula="of:=ROUND([.B21])" office:value-type="float" office:value="1">
            <text:p>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20*ABS(SIN(RADIANS([.A22]))*EXP(-[.A22]/FACTOR))" office:value-type="float" office:value="9.95775577179479E-016">
            <text:p>9,95775577179479E-016</text:p>
          </table:table-cell>
          <table:table-cell/>
          <table:table-cell table:formula="of:=DEC2HEX(ROUND([.B22]*2^16))" office:value-type="string" office:string-value="0">
            <text:p>0</text:p>
          </table:table-cell>
          <table:table-cell/>
          <table:table-cell table:formula="of:=CONCATENATE(HEX;[.D22])" office:value-type="string" office:string-value="0x0">
            <text:p>0x0</text:p>
          </table:table-cell>
          <table:table-cell table:formula="of:=ROUND([.B22])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20*ABS(SIN(RADIANS([.A23]))*EXP(-[.A23]/FACTOR))" office:value-type="float" office:value="1.34313747903836">
            <text:p>1,343137479</text:p>
          </table:table-cell>
          <table:table-cell/>
          <table:table-cell table:formula="of:=DEC2HEX(ROUND([.B23]*2^16))" office:value-type="string" office:string-value="157D8">
            <text:p>157D8</text:p>
          </table:table-cell>
          <table:table-cell/>
          <table:table-cell table:formula="of:=CONCATENATE(HEX;[.D23])" office:value-type="string" office:string-value="0x157D8">
            <text:p>0x157D8</text:p>
          </table:table-cell>
          <table:table-cell table:formula="of:=ROUND([.B23])"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20*ABS(SIN(RADIANS([.A24]))*EXP(-[.A24]/FACTOR))" office:value-type="float" office:value="2.51644358392047">
            <text:p>2,5164435839</text:p>
          </table:table-cell>
          <table:table-cell/>
          <table:table-cell table:formula="of:=DEC2HEX(ROUND([.B24]*2^16))" office:value-type="string" office:string-value="28436">
            <text:p>28436</text:p>
          </table:table-cell>
          <table:table-cell/>
          <table:table-cell table:formula="of:=CONCATENATE(HEX;[.D24])" office:value-type="string" office:string-value="0x28436">
            <text:p>0x28436</text:p>
          </table:table-cell>
          <table:table-cell table:formula="of:=ROUND([.B24])" office:value-type="float" office:value="3">
            <text:p>3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20*ABS(SIN(RADIANS([.A25]))*EXP(-[.A25]/FACTOR))" office:value-type="float" office:value="3.49937749111155">
            <text:p>3,4993774911</text:p>
          </table:table-cell>
          <table:table-cell/>
          <table:table-cell table:formula="of:=DEC2HEX(ROUND([.B25]*2^16))" office:value-type="string" office:string-value="37FD7">
            <text:p>37FD7</text:p>
          </table:table-cell>
          <table:table-cell/>
          <table:table-cell table:formula="of:=CONCATENATE(HEX;[.D25])" office:value-type="string" office:string-value="0x37FD7">
            <text:p>0x37FD7</text:p>
          </table:table-cell>
          <table:table-cell table:formula="of:=ROUND([.B25])" office:value-type="float" office:value="3">
            <text:p>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20*ABS(SIN(RADIANS([.A26]))*EXP(-[.A26]/FACTOR))" office:value-type="float" office:value="4.27930816448113">
            <text:p>4,2793081645</text:p>
          </table:table-cell>
          <table:table-cell/>
          <table:table-cell table:formula="of:=DEC2HEX(ROUND([.B26]*2^16))" office:value-type="string" office:string-value="44781">
            <text:p>44781</text:p>
          </table:table-cell>
          <table:table-cell/>
          <table:table-cell table:formula="of:=CONCATENATE(HEX;[.D26])" office:value-type="string" office:string-value="0x44781">
            <text:p>0x44781</text:p>
          </table:table-cell>
          <table:table-cell table:formula="of:=ROUND([.B26])" office:value-type="float" office:value="4">
            <text:p>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20*ABS(SIN(RADIANS([.A27]))*EXP(-[.A27]/FACTOR))" office:value-type="float" office:value="4.85115675339938">
            <text:p>4,8511567534</text:p>
          </table:table-cell>
          <table:table-cell/>
          <table:table-cell table:formula="of:=DEC2HEX(ROUND([.B27]*2^16))" office:value-type="string" office:string-value="4D9E5">
            <text:p>4D9E5</text:p>
          </table:table-cell>
          <table:table-cell/>
          <table:table-cell table:formula="of:=CONCATENATE(HEX;[.D27])" office:value-type="string" office:string-value="0x4D9E5">
            <text:p>0x4D9E5</text:p>
          </table:table-cell>
          <table:table-cell table:formula="of:=ROUND([.B27])" office:value-type="float" office:value="5">
            <text:p>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20*ABS(SIN(RADIANS([.A28]))*EXP(-[.A28]/FACTOR))" office:value-type="float" office:value="5.21683677977601">
            <text:p>5,2168367798</text:p>
          </table:table-cell>
          <table:table-cell/>
          <table:table-cell table:formula="of:=DEC2HEX(ROUND([.B28]*2^16))" office:value-type="string" office:string-value="53783">
            <text:p>53783</text:p>
          </table:table-cell>
          <table:table-cell/>
          <table:table-cell table:formula="of:=CONCATENATE(HEX;[.D28])" office:value-type="string" office:string-value="0x53783">
            <text:p>0x53783</text:p>
          </table:table-cell>
          <table:table-cell table:formula="of:=ROUND([.B28])" office:value-type="float" office:value="5">
            <text:p>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20*ABS(SIN(RADIANS([.A29]))*EXP(-[.A29]/FACTOR))" office:value-type="float" office:value="5.38452886858573">
            <text:p>5,3845288686</text:p>
          </table:table-cell>
          <table:table-cell/>
          <table:table-cell table:formula="of:=DEC2HEX(ROUND([.B29]*2^16))" office:value-type="string" office:string-value="56270">
            <text:p>56270</text:p>
          </table:table-cell>
          <table:table-cell/>
          <table:table-cell table:formula="of:=CONCATENATE(HEX;[.D29])" office:value-type="string" office:string-value="0x56270">
            <text:p>0x56270</text:p>
          </table:table-cell>
          <table:table-cell table:formula="of:=ROUND([.B29])" office:value-type="float" office:value="5">
            <text:p>5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formula="of:=20*ABS(SIN(RADIANS([.A30]))*EXP(-[.A30]/FACTOR))" office:value-type="float" office:value="5.36782845444428">
            <text:p>5,3678284544</text:p>
          </table:table-cell>
          <table:table-cell/>
          <table:table-cell table:formula="of:=DEC2HEX(ROUND([.B30]*2^16))" office:value-type="string" office:string-value="55E2A">
            <text:p>55E2A</text:p>
          </table:table-cell>
          <table:table-cell/>
          <table:table-cell table:formula="of:=CONCATENATE(HEX;[.D30])" office:value-type="string" office:string-value="0x55E2A">
            <text:p>0x55E2A</text:p>
          </table:table-cell>
          <table:table-cell table:formula="of:=ROUND([.B30])" office:value-type="float" office:value="5">
            <text:p>5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formula="of:=20*ABS(SIN(RADIANS([.A31]))*EXP(-[.A31]/FACTOR))" office:value-type="float" office:value="5.18480521291783">
            <text:p>5,1848052129</text:p>
          </table:table-cell>
          <table:table-cell/>
          <table:table-cell table:formula="of:=DEC2HEX(ROUND([.B31]*2^16))" office:value-type="string" office:string-value="52F4F">
            <text:p>52F4F</text:p>
          </table:table-cell>
          <table:table-cell/>
          <table:table-cell table:formula="of:=CONCATENATE(HEX;[.D31])" office:value-type="string" office:string-value="0x52F4F">
            <text:p>0x52F4F</text:p>
          </table:table-cell>
          <table:table-cell table:formula="of:=ROUND([.B31])" office:value-type="float" office:value="5">
            <text:p>5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formula="of:=20*ABS(SIN(RADIANS([.A32]))*EXP(-[.A32]/FACTOR))" office:value-type="float" office:value="4.85701203917932">
            <text:p>4,8570120392</text:p>
          </table:table-cell>
          <table:table-cell/>
          <table:table-cell table:formula="of:=DEC2HEX(ROUND([.B32]*2^16))" office:value-type="string" office:string-value="4DB65">
            <text:p>4DB65</text:p>
          </table:table-cell>
          <table:table-cell/>
          <table:table-cell table:formula="of:=CONCATENATE(HEX;[.D32])" office:value-type="string" office:string-value="0x4DB65">
            <text:p>0x4DB65</text:p>
          </table:table-cell>
          <table:table-cell table:formula="of:=ROUND([.B32])" office:value-type="float" office:value="5">
            <text:p>5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formula="of:=20*ABS(SIN(RADIANS([.A33]))*EXP(-[.A33]/FACTOR))" office:value-type="float" office:value="4.40847937554732">
            <text:p>4,4084793755</text:p>
          </table:table-cell>
          <table:table-cell/>
          <table:table-cell table:formula="of:=DEC2HEX(ROUND([.B33]*2^16))" office:value-type="string" office:string-value="46892">
            <text:p>46892</text:p>
          </table:table-cell>
          <table:table-cell/>
          <table:table-cell table:formula="of:=CONCATENATE(HEX;[.D33])" office:value-type="string" office:string-value="0x46892">
            <text:p>0x46892</text:p>
          </table:table-cell>
          <table:table-cell table:formula="of:=ROUND([.B33])" office:value-type="float" office:value="4">
            <text:p>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20*ABS(SIN(RADIANS([.A34]))*EXP(-[.A34]/FACTOR))" office:value-type="float" office:value="3.86472774078061">
            <text:p>3,8647277408</text:p>
          </table:table-cell>
          <table:table-cell/>
          <table:table-cell table:formula="of:=DEC2HEX(ROUND([.B34]*2^16))" office:value-type="string" office:string-value="3DD5F">
            <text:p>3DD5F</text:p>
          </table:table-cell>
          <table:table-cell/>
          <table:table-cell table:formula="of:=CONCATENATE(HEX;[.D34])" office:value-type="string" office:string-value="0x3DD5F">
            <text:p>0x3DD5F</text:p>
          </table:table-cell>
          <table:table-cell table:formula="of:=ROUND([.B34])" office:value-type="float" office:value="4">
            <text:p>4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table:formula="of:=20*ABS(SIN(RADIANS([.A35]))*EXP(-[.A35]/FACTOR))" office:value-type="float" office:value="3.25182761826478">
            <text:p>3,2518276183</text:p>
          </table:table-cell>
          <table:table-cell/>
          <table:table-cell table:formula="of:=DEC2HEX(ROUND([.B35]*2^16))" office:value-type="string" office:string-value="34078">
            <text:p>34078</text:p>
          </table:table-cell>
          <table:table-cell/>
          <table:table-cell table:formula="of:=CONCATENATE(HEX;[.D35])" office:value-type="string" office:string-value="0x34078">
            <text:p>0x34078</text:p>
          </table:table-cell>
          <table:table-cell table:formula="of:=ROUND([.B35])" office:value-type="float" office:value="3">
            <text:p>3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formula="of:=20*ABS(SIN(RADIANS([.A36]))*EXP(-[.A36]/FACTOR))" office:value-type="float" office:value="2.5955316041164">
            <text:p>2,5955316041</text:p>
          </table:table-cell>
          <table:table-cell/>
          <table:table-cell table:formula="of:=DEC2HEX(ROUND([.B36]*2^16))" office:value-type="string" office:string-value="29875">
            <text:p>29875</text:p>
          </table:table-cell>
          <table:table-cell/>
          <table:table-cell table:formula="of:=CONCATENATE(HEX;[.D36])" office:value-type="string" office:string-value="0x29875">
            <text:p>0x29875</text:p>
          </table:table-cell>
          <table:table-cell table:formula="of:=ROUND([.B36])" office:value-type="float" office:value="3">
            <text:p>3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formula="of:=20*ABS(SIN(RADIANS([.A37]))*EXP(-[.A37]/FACTOR))" office:value-type="float" office:value="1.92049908620754">
            <text:p>1,9204990862</text:p>
          </table:table-cell>
          <table:table-cell/>
          <table:table-cell table:formula="of:=DEC2HEX(ROUND([.B37]*2^16))" office:value-type="string" office:string-value="1EBA6">
            <text:p>1EBA6</text:p>
          </table:table-cell>
          <table:table-cell/>
          <table:table-cell table:formula="of:=CONCATENATE(HEX;[.D37])" office:value-type="string" office:string-value="0x1EBA6">
            <text:p>0x1EBA6</text:p>
          </table:table-cell>
          <table:table-cell table:formula="of:=ROUND([.B37])" office:value-type="float" office:value="2">
            <text:p>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formula="of:=20*ABS(SIN(RADIANS([.A38]))*EXP(-[.A38]/FACTOR))" office:value-type="float" office:value="1.24962890159509">
            <text:p>1,2496289016</text:p>
          </table:table-cell>
          <table:table-cell/>
          <table:table-cell table:formula="of:=DEC2HEX(ROUND([.B38]*2^16))" office:value-type="string" office:string-value="13FE8">
            <text:p>13FE8</text:p>
          </table:table-cell>
          <table:table-cell/>
          <table:table-cell table:formula="of:=CONCATENATE(HEX;[.D38])" office:value-type="string" office:string-value="0x13FE8">
            <text:p>0x13FE8</text:p>
          </table:table-cell>
          <table:table-cell table:formula="of:=ROUND([.B38])" office:value-type="float" office:value="1">
            <text:p>1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formula="of:=20*ABS(SIN(RADIANS([.A39]))*EXP(-[.A39]/FACTOR))" office:value-type="float" office:value="0.60351057212332">
            <text:p>0,6035105721</text:p>
          </table:table-cell>
          <table:table-cell/>
          <table:table-cell table:formula="of:=DEC2HEX(ROUND([.B39]*2^16))" office:value-type="string" office:string-value="9A80">
            <text:p>9A80</text:p>
          </table:table-cell>
          <table:table-cell/>
          <table:table-cell table:formula="of:=CONCATENATE(HEX;[.D39])" office:value-type="string" office:string-value="0x9A80">
            <text:p>0x9A80</text:p>
          </table:table-cell>
          <table:table-cell table:formula="of:=ROUND([.B39])" office:value-type="float" office:value="1">
            <text:p>1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formula="of:=20*ABS(SIN(RADIANS([.A40]))*EXP(-[.A40]/FACTOR))" office:value-type="float" office:value="8.09704275183719E-016">
            <text:p>8,09704275183719E-016</text:p>
          </table:table-cell>
          <table:table-cell/>
          <table:table-cell table:formula="of:=DEC2HEX(ROUND([.B40]*2^16))" office:value-type="string" office:string-value="0">
            <text:p>0</text:p>
          </table:table-cell>
          <table:table-cell/>
          <table:table-cell table:formula="of:=CONCATENATE(HEX;[.D40])" office:value-type="string" office:string-value="0x0">
            <text:p>0x0</text:p>
          </table:table-cell>
          <table:table-cell table:formula="of:=ROUND([.B40])" office:value-type="float" office:value="0">
            <text:p>0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table:formula="of:=20*ABS(SIN(RADIANS([.A41]))*EXP(-[.A41]/FACTOR))" office:value-type="float" office:value="0.546078947837468">
            <text:p>0,5460789478</text:p>
          </table:table-cell>
          <table:table-cell/>
          <table:table-cell table:formula="of:=DEC2HEX(ROUND([.B41]*2^16))" office:value-type="string" office:string-value="8BCC">
            <text:p>8BCC</text:p>
          </table:table-cell>
          <table:table-cell/>
          <table:table-cell table:formula="of:=CONCATENATE(HEX;[.D41])" office:value-type="string" office:string-value="0x8BCC">
            <text:p>0x8BCC</text:p>
          </table:table-cell>
          <table:table-cell table:formula="of:=ROUND([.B41])" office:value-type="float" office:value="1">
            <text:p>1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formula="of:=20*ABS(SIN(RADIANS([.A42]))*EXP(-[.A42]/FACTOR))" office:value-type="float" office:value="1.02310961167096">
            <text:p>1,0231096117</text:p>
          </table:table-cell>
          <table:table-cell/>
          <table:table-cell table:formula="of:=DEC2HEX(ROUND([.B42]*2^16))" office:value-type="string" office:string-value="105EB">
            <text:p>105EB</text:p>
          </table:table-cell>
          <table:table-cell/>
          <table:table-cell table:formula="of:=CONCATENATE(HEX;[.D42])" office:value-type="string" office:string-value="0x105EB">
            <text:p>0x105EB</text:p>
          </table:table-cell>
          <table:table-cell table:formula="of:=ROUND([.B42])" office:value-type="float" office:value="1">
            <text:p>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table:formula="of:=20*ABS(SIN(RADIANS([.A43]))*EXP(-[.A43]/FACTOR))" office:value-type="float" office:value="1.42274071586514">
            <text:p>1,4227407159</text:p>
          </table:table-cell>
          <table:table-cell/>
          <table:table-cell table:formula="of:=DEC2HEX(ROUND([.B43]*2^16))" office:value-type="string" office:string-value="16C39">
            <text:p>16C39</text:p>
          </table:table-cell>
          <table:table-cell/>
          <table:table-cell table:formula="of:=CONCATENATE(HEX;[.D43])" office:value-type="string" office:string-value="0x16C39">
            <text:p>0x16C39</text:p>
          </table:table-cell>
          <table:table-cell table:formula="of:=ROUND([.B43])" office:value-type="float" office:value="1">
            <text:p>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20*ABS(SIN(RADIANS([.A44]))*EXP(-[.A44]/FACTOR))" office:value-type="float" office:value="1.73983686435826">
            <text:p>1,7398368644</text:p>
          </table:table-cell>
          <table:table-cell/>
          <table:table-cell table:formula="of:=DEC2HEX(ROUND([.B44]*2^16))" office:value-type="string" office:string-value="1BD66">
            <text:p>1BD66</text:p>
          </table:table-cell>
          <table:table-cell/>
          <table:table-cell table:formula="of:=CONCATENATE(HEX;[.D44])" office:value-type="string" office:string-value="0x1BD66">
            <text:p>0x1BD66</text:p>
          </table:table-cell>
          <table:table-cell table:formula="of:=ROUND([.B44])" office:value-type="float" office:value="2">
            <text:p>2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table:formula="of:=20*ABS(SIN(RADIANS([.A45]))*EXP(-[.A45]/FACTOR))" office:value-type="float" office:value="1.9723331505779">
            <text:p>1,9723331506</text:p>
          </table:table-cell>
          <table:table-cell/>
          <table:table-cell table:formula="of:=DEC2HEX(ROUND([.B45]*2^16))" office:value-type="string" office:string-value="1F8EB">
            <text:p>1F8EB</text:p>
          </table:table-cell>
          <table:table-cell/>
          <table:table-cell table:formula="of:=CONCATENATE(HEX;[.D45])" office:value-type="string" office:string-value="0x1F8EB">
            <text:p>0x1F8EB</text:p>
          </table:table-cell>
          <table:table-cell table:formula="of:=ROUND([.B45])" office:value-type="float" office:value="2">
            <text:p>2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formula="of:=20*ABS(SIN(RADIANS([.A46]))*EXP(-[.A46]/FACTOR))" office:value-type="float" office:value="2.12100755447578">
            <text:p>2,1210075545</text:p>
          </table:table-cell>
          <table:table-cell/>
          <table:table-cell table:formula="of:=DEC2HEX(ROUND([.B46]*2^16))" office:value-type="string" office:string-value="21EFA">
            <text:p>21EFA</text:p>
          </table:table-cell>
          <table:table-cell/>
          <table:table-cell table:formula="of:=CONCATENATE(HEX;[.D46])" office:value-type="string" office:string-value="0x21EFA">
            <text:p>0x21EFA</text:p>
          </table:table-cell>
          <table:table-cell table:formula="of:=ROUND([.B46])" office:value-type="float" office:value="2">
            <text:p>2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table:formula="of:=20*ABS(SIN(RADIANS([.A47]))*EXP(-[.A47]/FACTOR))" office:value-type="float" office:value="2.18918606996433">
            <text:p>2,18918607</text:p>
          </table:table-cell>
          <table:table-cell/>
          <table:table-cell table:formula="of:=DEC2HEX(ROUND([.B47]*2^16))" office:value-type="string" office:string-value="2306E">
            <text:p>2306E</text:p>
          </table:table-cell>
          <table:table-cell/>
          <table:table-cell table:formula="of:=CONCATENATE(HEX;[.D47])" office:value-type="string" office:string-value="0x2306E">
            <text:p>0x2306E</text:p>
          </table:table-cell>
          <table:table-cell table:formula="of:=ROUND([.B47])" office:value-type="float" office:value="2">
            <text:p>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formula="of:=20*ABS(SIN(RADIANS([.A48]))*EXP(-[.A48]/FACTOR))" office:value-type="float" office:value="2.18239618826932">
            <text:p>2,1823961883</text:p>
          </table:table-cell>
          <table:table-cell/>
          <table:table-cell table:formula="of:=DEC2HEX(ROUND([.B48]*2^16))" office:value-type="string" office:string-value="22EB2">
            <text:p>22EB2</text:p>
          </table:table-cell>
          <table:table-cell/>
          <table:table-cell table:formula="of:=CONCATENATE(HEX;[.D48])" office:value-type="string" office:string-value="0x22EB2">
            <text:p>0x22EB2</text:p>
          </table:table-cell>
          <table:table-cell table:formula="of:=ROUND([.B48])" office:value-type="float" office:value="2">
            <text:p>2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formula="of:=20*ABS(SIN(RADIANS([.A49]))*EXP(-[.A49]/FACTOR))" office:value-type="float" office:value="2.10798449123729">
            <text:p>2,1079844912</text:p>
          </table:table-cell>
          <table:table-cell/>
          <table:table-cell table:formula="of:=DEC2HEX(ROUND([.B49]*2^16))" office:value-type="string" office:string-value="21BA5">
            <text:p>21BA5</text:p>
          </table:table-cell>
          <table:table-cell/>
          <table:table-cell table:formula="of:=CONCATENATE(HEX;[.D49])" office:value-type="string" office:string-value="0x21BA5">
            <text:p>0x21BA5</text:p>
          </table:table-cell>
          <table:table-cell table:formula="of:=ROUND([.B49])" office:value-type="float" office:value="2">
            <text:p>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formula="of:=20*ABS(SIN(RADIANS([.A50]))*EXP(-[.A50]/FACTOR))" office:value-type="float" office:value="1.97471373212513">
            <text:p>1,9747137321</text:p>
          </table:table-cell>
          <table:table-cell/>
          <table:table-cell table:formula="of:=DEC2HEX(ROUND([.B50]*2^16))" office:value-type="string" office:string-value="1F987">
            <text:p>1F987</text:p>
          </table:table-cell>
          <table:table-cell/>
          <table:table-cell table:formula="of:=CONCATENATE(HEX;[.D50])" office:value-type="string" office:string-value="0x1F987">
            <text:p>0x1F987</text:p>
          </table:table-cell>
          <table:table-cell table:formula="of:=ROUND([.B50])" office:value-type="float" office:value="2">
            <text:p>2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table:formula="of:=20*ABS(SIN(RADIANS([.A51]))*EXP(-[.A51]/FACTOR))" office:value-type="float" office:value="1.79235395968973">
            <text:p>1,7923539597</text:p>
          </table:table-cell>
          <table:table-cell/>
          <table:table-cell table:formula="of:=DEC2HEX(ROUND([.B51]*2^16))" office:value-type="string" office:string-value="1CAD8">
            <text:p>1CAD8</text:p>
          </table:table-cell>
          <table:table-cell/>
          <table:table-cell table:formula="of:=CONCATENATE(HEX;[.D51])" office:value-type="string" office:string-value="0x1CAD8">
            <text:p>0x1CAD8</text:p>
          </table:table-cell>
          <table:table-cell table:formula="of:=ROUND([.B51])" office:value-type="float" office:value="2">
            <text:p>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formula="of:=20*ABS(SIN(RADIANS([.A52]))*EXP(-[.A52]/FACTOR))" office:value-type="float" office:value="1.57128104255923">
            <text:p>1,5712810426</text:p>
          </table:table-cell>
          <table:table-cell/>
          <table:table-cell table:formula="of:=DEC2HEX(ROUND([.B52]*2^16))" office:value-type="string" office:string-value="1923F">
            <text:p>1923F</text:p>
          </table:table-cell>
          <table:table-cell/>
          <table:table-cell table:formula="of:=CONCATENATE(HEX;[.D52])" office:value-type="string" office:string-value="0x1923F">
            <text:p>0x1923F</text:p>
          </table:table-cell>
          <table:table-cell table:formula="of:=ROUND([.B52])" office:value-type="float" office:value="2">
            <text:p>2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table:formula="of:=20*ABS(SIN(RADIANS([.A53]))*EXP(-[.A53]/FACTOR))" office:value-type="float" office:value="1.32209444829299">
            <text:p>1,3220944483</text:p>
          </table:table-cell>
          <table:table-cell/>
          <table:table-cell table:formula="of:=DEC2HEX(ROUND([.B53]*2^16))" office:value-type="string" office:string-value="15275">
            <text:p>15275</text:p>
          </table:table-cell>
          <table:table-cell/>
          <table:table-cell table:formula="of:=CONCATENATE(HEX;[.D53])" office:value-type="string" office:string-value="0x15275">
            <text:p>0x15275</text:p>
          </table:table-cell>
          <table:table-cell table:formula="of:=ROUND([.B53])" office:value-type="float" office:value="1">
            <text:p>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20*ABS(SIN(RADIANS([.A54]))*EXP(-[.A54]/FACTOR))" office:value-type="float" office:value="1.05526440113158">
            <text:p>1,0552644011</text:p>
          </table:table-cell>
          <table:table-cell/>
          <table:table-cell table:formula="of:=DEC2HEX(ROUND([.B54]*2^16))" office:value-type="string" office:string-value="10E26">
            <text:p>10E26</text:p>
          </table:table-cell>
          <table:table-cell/>
          <table:table-cell table:formula="of:=CONCATENATE(HEX;[.D54])" office:value-type="string" office:string-value="0x10E26">
            <text:p>0x10E26</text:p>
          </table:table-cell>
          <table:table-cell table:formula="of:=ROUND([.B54])" office:value-type="float" office:value="1">
            <text:p>1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formula="of:=20*ABS(SIN(RADIANS([.A55]))*EXP(-[.A55]/FACTOR))" office:value-type="float" office:value="0.780816660011531">
            <text:p>0,78081666</text:p>
          </table:table-cell>
          <table:table-cell/>
          <table:table-cell table:formula="of:=DEC2HEX(ROUND([.B55]*2^16))" office:value-type="string" office:string-value="C7E4">
            <text:p>C7E4</text:p>
          </table:table-cell>
          <table:table-cell/>
          <table:table-cell table:formula="of:=CONCATENATE(HEX;[.D55])" office:value-type="string" office:string-value="0xC7E4">
            <text:p>0xC7E4</text:p>
          </table:table-cell>
          <table:table-cell table:formula="of:=ROUND([.B55])" office:value-type="float" office:value="1">
            <text:p>1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formula="of:=20*ABS(SIN(RADIANS([.A56]))*EXP(-[.A56]/FACTOR))" office:value-type="float" office:value="0.508061197323535">
            <text:p>0,5080611973</text:p>
          </table:table-cell>
          <table:table-cell/>
          <table:table-cell table:formula="of:=DEC2HEX(ROUND([.B56]*2^16))" office:value-type="string" office:string-value="8210">
            <text:p>8210</text:p>
          </table:table-cell>
          <table:table-cell/>
          <table:table-cell table:formula="of:=CONCATENATE(HEX;[.D56])" office:value-type="string" office:string-value="0x8210">
            <text:p>0x8210</text:p>
          </table:table-cell>
          <table:table-cell table:formula="of:=ROUND([.B56])" office:value-type="float" office:value="1">
            <text:p>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table:formula="of:=20*ABS(SIN(RADIANS([.A57]))*EXP(-[.A57]/FACTOR))" office:value-type="float" office:value="0.245369087958033">
            <text:p>0,245369088</text:p>
          </table:table-cell>
          <table:table-cell/>
          <table:table-cell table:formula="of:=DEC2HEX(ROUND([.B57]*2^16))" office:value-type="string" office:string-value="3ED1">
            <text:p>3ED1</text:p>
          </table:table-cell>
          <table:table-cell/>
          <table:table-cell table:formula="of:=CONCATENATE(HEX;[.D57])" office:value-type="string" office:string-value="0x3ED1">
            <text:p>0x3ED1</text:p>
          </table:table-cell>
          <table:table-cell table:formula="of:=ROUND([.B57])" office:value-type="float" office:value="0">
            <text:p>0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formula="of:=20*ABS(SIN(RADIANS([.A58]))*EXP(-[.A58]/FACTOR))" office:value-type="float" office:value="4.9380178747793E-016">
            <text:p>4,9380178747793E-016</text:p>
          </table:table-cell>
          <table:table-cell/>
          <table:table-cell table:formula="of:=DEC2HEX(ROUND([.B58]*2^16))" office:value-type="string" office:string-value="0">
            <text:p>0</text:p>
          </table:table-cell>
          <table:table-cell/>
          <table:table-cell table:formula="of:=CONCATENATE(HEX;[.D58])" office:value-type="string" office:string-value="0x0">
            <text:p>0x0</text:p>
          </table:table-cell>
          <table:table-cell table:formula="of:=ROUND([.B58])" office:value-type="float" office:value="0">
            <text:p>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formula="of:=20*ABS(SIN(RADIANS([.A59]))*EXP(-[.A59]/FACTOR))" office:value-type="float" office:value="0.222019132013784">
            <text:p>0,222019132</text:p>
          </table:table-cell>
          <table:table-cell/>
          <table:table-cell table:formula="of:=DEC2HEX(ROUND([.B59]*2^16))" office:value-type="string" office:string-value="38D6">
            <text:p>38D6</text:p>
          </table:table-cell>
          <table:table-cell/>
          <table:table-cell table:formula="of:=CONCATENATE(HEX;[.D59])" office:value-type="string" office:string-value="0x38D6">
            <text:p>0x38D6</text:p>
          </table:table-cell>
          <table:table-cell table:formula="of:=ROUND([.B59])" office:value-type="float" office:value="0">
            <text:p>0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formula="of:=20*ABS(SIN(RADIANS([.A60]))*EXP(-[.A60]/FACTOR))" office:value-type="float" office:value="0.415965326694398">
            <text:p>0,4159653267</text:p>
          </table:table-cell>
          <table:table-cell/>
          <table:table-cell table:formula="of:=DEC2HEX(ROUND([.B60]*2^16))" office:value-type="string" office:string-value="6A7D">
            <text:p>6A7D</text:p>
          </table:table-cell>
          <table:table-cell/>
          <table:table-cell table:formula="of:=CONCATENATE(HEX;[.D60])" office:value-type="string" office:string-value="0x6A7D">
            <text:p>0x6A7D</text:p>
          </table:table-cell>
          <table:table-cell table:formula="of:=ROUND([.B60])" office:value-type="float" office:value="0">
            <text:p>0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table:formula="of:=20*ABS(SIN(RADIANS([.A61]))*EXP(-[.A61]/FACTOR))" office:value-type="float" office:value="0.578443208748384">
            <text:p>0,5784432087</text:p>
          </table:table-cell>
          <table:table-cell/>
          <table:table-cell table:formula="of:=DEC2HEX(ROUND([.B61]*2^16))" office:value-type="string" office:string-value="9415">
            <text:p>9415</text:p>
          </table:table-cell>
          <table:table-cell/>
          <table:table-cell table:formula="of:=CONCATENATE(HEX;[.D61])" office:value-type="string" office:string-value="0x9415">
            <text:p>0x9415</text:p>
          </table:table-cell>
          <table:table-cell table:formula="of:=ROUND([.B61])" office:value-type="float" office:value="1">
            <text:p>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formula="of:=20*ABS(SIN(RADIANS([.A62]))*EXP(-[.A62]/FACTOR))" office:value-type="float" office:value="0.70736488194629">
            <text:p>0,7073648819</text:p>
          </table:table-cell>
          <table:table-cell/>
          <table:table-cell table:formula="of:=DEC2HEX(ROUND([.B62]*2^16))" office:value-type="string" office:string-value="B516">
            <text:p>B516</text:p>
          </table:table-cell>
          <table:table-cell/>
          <table:table-cell table:formula="of:=CONCATENATE(HEX;[.D62])" office:value-type="string" office:string-value="0xB516">
            <text:p>0xB516</text:p>
          </table:table-cell>
          <table:table-cell table:formula="of:=ROUND([.B62])" office:value-type="float" office:value="1">
            <text:p>1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formula="of:=20*ABS(SIN(RADIANS([.A63]))*EXP(-[.A63]/FACTOR))" office:value-type="float" office:value="0.801890817925559">
            <text:p>0,8018908179</text:p>
          </table:table-cell>
          <table:table-cell/>
          <table:table-cell table:formula="of:=DEC2HEX(ROUND([.B63]*2^16))" office:value-type="string" office:string-value="CD49">
            <text:p>CD49</text:p>
          </table:table-cell>
          <table:table-cell/>
          <table:table-cell table:formula="of:=CONCATENATE(HEX;[.D63])" office:value-type="string" office:string-value="0xCD49">
            <text:p>0xCD49</text:p>
          </table:table-cell>
          <table:table-cell table:formula="of:=ROUND([.B63])" office:value-type="float" office:value="1">
            <text:p>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20*ABS(SIN(RADIANS([.A64]))*EXP(-[.A64]/FACTOR))" office:value-type="float" office:value="0.862337319730456">
            <text:p>0,8623373197</text:p>
          </table:table-cell>
          <table:table-cell/>
          <table:table-cell table:formula="of:=DEC2HEX(ROUND([.B64]*2^16))" office:value-type="string" office:string-value="DCC2">
            <text:p>DCC2</text:p>
          </table:table-cell>
          <table:table-cell/>
          <table:table-cell table:formula="of:=CONCATENATE(HEX;[.D64])" office:value-type="string" office:string-value="0xDCC2">
            <text:p>0xDCC2</text:p>
          </table:table-cell>
          <table:table-cell table:formula="of:=ROUND([.B64])" office:value-type="float" office:value="1">
            <text:p>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table:formula="of:=20*ABS(SIN(RADIANS([.A65]))*EXP(-[.A65]/FACTOR))" office:value-type="float" office:value="0.890056635574258">
            <text:p>0,8900566356</text:p>
          </table:table-cell>
          <table:table-cell/>
          <table:table-cell table:formula="of:=DEC2HEX(ROUND([.B65]*2^16))" office:value-type="string" office:string-value="E3DB">
            <text:p>E3DB</text:p>
          </table:table-cell>
          <table:table-cell/>
          <table:table-cell table:formula="of:=CONCATENATE(HEX;[.D65])" office:value-type="string" office:string-value="0xE3DB">
            <text:p>0xE3DB</text:p>
          </table:table-cell>
          <table:table-cell table:formula="of:=ROUND([.B65])" office:value-type="float" office:value="1">
            <text:p>1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formula="of:=20*ABS(SIN(RADIANS([.A66]))*EXP(-[.A66]/FACTOR))" office:value-type="float" office:value="0.887296075683837">
            <text:p>0,8872960757</text:p>
          </table:table-cell>
          <table:table-cell/>
          <table:table-cell table:formula="of:=DEC2HEX(ROUND([.B66]*2^16))" office:value-type="string" office:string-value="E326">
            <text:p>E326</text:p>
          </table:table-cell>
          <table:table-cell/>
          <table:table-cell table:formula="of:=CONCATENATE(HEX;[.D66])" office:value-type="string" office:string-value="0xE326">
            <text:p>0xE326</text:p>
          </table:table-cell>
          <table:table-cell table:formula="of:=ROUND([.B66])" office:value-type="float" office:value="1">
            <text:p>1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table:formula="of:=20*ABS(SIN(RADIANS([.A67]))*EXP(-[.A67]/FACTOR))" office:value-type="float" office:value="0.857042537340804">
            <text:p>0,8570425373</text:p>
          </table:table-cell>
          <table:table-cell/>
          <table:table-cell table:formula="of:=DEC2HEX(ROUND([.B67]*2^16))" office:value-type="string" office:string-value="DB67">
            <text:p>DB67</text:p>
          </table:table-cell>
          <table:table-cell/>
          <table:table-cell table:formula="of:=CONCATENATE(HEX;[.D67])" office:value-type="string" office:string-value="0xDB67">
            <text:p>0xDB67</text:p>
          </table:table-cell>
          <table:table-cell table:formula="of:=ROUND([.B67])" office:value-type="float" office:value="1">
            <text:p>1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formula="of:=20*ABS(SIN(RADIANS([.A68]))*EXP(-[.A68]/FACTOR))" office:value-type="float" office:value="0.802858690155202">
            <text:p>0,8028586902</text:p>
          </table:table-cell>
          <table:table-cell/>
          <table:table-cell table:formula="of:=DEC2HEX(ROUND([.B68]*2^16))" office:value-type="string" office:string-value="CD88">
            <text:p>CD88</text:p>
          </table:table-cell>
          <table:table-cell/>
          <table:table-cell table:formula="of:=CONCATENATE(HEX;[.D68])" office:value-type="string" office:string-value="0xCD88">
            <text:p>0xCD88</text:p>
          </table:table-cell>
          <table:table-cell table:formula="of:=ROUND([.B68])" office:value-type="float" office:value="1">
            <text:p>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formula="of:=20*ABS(SIN(RADIANS([.A69]))*EXP(-[.A69]/FACTOR))" office:value-type="float" office:value="0.728716739525767">
            <text:p>0,7287167395</text:p>
          </table:table-cell>
          <table:table-cell/>
          <table:table-cell table:formula="of:=DEC2HEX(ROUND([.B69]*2^16))" office:value-type="string" office:string-value="BA8D">
            <text:p>BA8D</text:p>
          </table:table-cell>
          <table:table-cell/>
          <table:table-cell table:formula="of:=CONCATENATE(HEX;[.D69])" office:value-type="string" office:string-value="0xBA8D">
            <text:p>0xBA8D</text:p>
          </table:table-cell>
          <table:table-cell table:formula="of:=ROUND([.B69])" office:value-type="float" office:value="1">
            <text:p>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formula="of:=20*ABS(SIN(RADIANS([.A70]))*EXP(-[.A70]/FACTOR))" office:value-type="float" office:value="0.638835198830159">
            <text:p>0,6388351988</text:p>
          </table:table-cell>
          <table:table-cell/>
          <table:table-cell table:formula="of:=DEC2HEX(ROUND([.B70]*2^16))" office:value-type="string" office:string-value="A38B">
            <text:p>A38B</text:p>
          </table:table-cell>
          <table:table-cell/>
          <table:table-cell table:formula="of:=CONCATENATE(HEX;[.D70])" office:value-type="string" office:string-value="0xA38B">
            <text:p>0xA38B</text:p>
          </table:table-cell>
          <table:table-cell table:formula="of:=ROUND([.B70])" office:value-type="float" office:value="1">
            <text:p>1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table:formula="of:=20*ABS(SIN(RADIANS([.A71]))*EXP(-[.A71]/FACTOR))" office:value-type="float" office:value="0.537523489987417">
            <text:p>0,53752349</text:p>
          </table:table-cell>
          <table:table-cell/>
          <table:table-cell table:formula="of:=DEC2HEX(ROUND([.B71]*2^16))" office:value-type="string" office:string-value="899B">
            <text:p>899B</text:p>
          </table:table-cell>
          <table:table-cell/>
          <table:table-cell table:formula="of:=CONCATENATE(HEX;[.D71])" office:value-type="string" office:string-value="0x899B">
            <text:p>0x899B</text:p>
          </table:table-cell>
          <table:table-cell table:formula="of:=ROUND([.B71])" office:value-type="float" office:value="1">
            <text:p>1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formula="of:=20*ABS(SIN(RADIANS([.A72]))*EXP(-[.A72]/FACTOR))" office:value-type="float" office:value="0.429038488504432">
            <text:p>0,4290384885</text:p>
          </table:table-cell>
          <table:table-cell/>
          <table:table-cell table:formula="of:=DEC2HEX(ROUND([.B72]*2^16))" office:value-type="string" office:string-value="6DD5">
            <text:p>6DD5</text:p>
          </table:table-cell>
          <table:table-cell/>
          <table:table-cell table:formula="of:=CONCATENATE(HEX;[.D72])" office:value-type="string" office:string-value="0x6DD5">
            <text:p>0x6DD5</text:p>
          </table:table-cell>
          <table:table-cell table:formula="of:=ROUND([.B72])" office:value-type="float" office:value="0">
            <text:p>0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table:formula="of:=20*ABS(SIN(RADIANS([.A73]))*EXP(-[.A73]/FACTOR))" office:value-type="float" office:value="0.317456363780679">
            <text:p>0,3174563638</text:p>
          </table:table-cell>
          <table:table-cell/>
          <table:table-cell table:formula="of:=DEC2HEX(ROUND([.B73]*2^16))" office:value-type="string" office:string-value="5145">
            <text:p>5145</text:p>
          </table:table-cell>
          <table:table-cell/>
          <table:table-cell table:formula="of:=CONCATENATE(HEX;[.D73])" office:value-type="string" office:string-value="0x5145">
            <text:p>0x5145</text:p>
          </table:table-cell>
          <table:table-cell table:formula="of:=ROUND([.B73])" office:value-type="float" office:value="0">
            <text:p>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formula="of:=20*ABS(SIN(RADIANS([.A74]))*EXP(-[.A74]/FACTOR))" office:value-type="float" office:value="0.206562268123231">
            <text:p>0,2065622681</text:p>
          </table:table-cell>
          <table:table-cell/>
          <table:table-cell table:formula="of:=DEC2HEX(ROUND([.B74]*2^16))" office:value-type="string" office:string-value="34E1">
            <text:p>34E1</text:p>
          </table:table-cell>
          <table:table-cell/>
          <table:table-cell table:formula="of:=CONCATENATE(HEX;[.D74])" office:value-type="string" office:string-value="0x34E1">
            <text:p>0x34E1</text:p>
          </table:table-cell>
          <table:table-cell table:formula="of:=ROUND([.B74])" office:value-type="float" office:value="0">
            <text:p>0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table:formula="of:=20*ABS(SIN(RADIANS([.A75]))*EXP(-[.A75]/FACTOR))" office:value-type="float" office:value="0.0997596266019586">
            <text:p>0,0997596266</text:p>
          </table:table-cell>
          <table:table-cell/>
          <table:table-cell table:formula="of:=DEC2HEX(ROUND([.B75]*2^16))" office:value-type="string" office:string-value="198A">
            <text:p>198A</text:p>
          </table:table-cell>
          <table:table-cell/>
          <table:table-cell table:formula="of:=CONCATENATE(HEX;[.D75])" office:value-type="string" office:string-value="0x198A">
            <text:p>0x198A</text:p>
          </table:table-cell>
          <table:table-cell/>
        </table:table-row>
        <table:table-row table:style-name="ro2">
          <table:table-cell office:value-type="float" office:value="720">
            <text:p>720</text:p>
          </table:table-cell>
          <table:table-cell table:formula="of:=20*ABS(SIN(RADIANS([.A76]))*EXP(-[.A76]/FACTOR))" office:value-type="float" office:value="2.67686432952269E-016">
            <text:p>2,67686432952269E-016</text:p>
          </table:table-cell>
          <table:table-cell/>
          <table:table-cell table:formula="of:=DEC2HEX(ROUND([.B76]*2^16))" office:value-type="string" office:string-value="0">
            <text:p>0</text:p>
          </table:table-cell>
          <table:table-cell/>
          <table:table-cell table:formula="of:=CONCATENATE(HEX;[.D76])" office:value-type="string" office:string-value="0x0">
            <text:p>0x0</text:p>
          </table:table-cell>
          <table:table-cell/>
        </table:table-row>
        <table:table-row table:style-name="ro2">
          <table:table-cell office:value-type="float" office:value="730">
            <text:p>730</text:p>
          </table:table-cell>
          <table:table-cell table:formula="of:=20*ABS(SIN(RADIANS([.A77]))*EXP(-[.A77]/FACTOR))" office:value-type="float" office:value="0.0902662429587471">
            <text:p>0,090266243</text:p>
          </table:table-cell>
          <table:table-cell/>
          <table:table-cell table:formula="of:=DEC2HEX(ROUND([.B77]*2^16))" office:value-type="string" office:string-value="171C">
            <text:p>171C</text:p>
          </table:table-cell>
          <table:table-cell/>
          <table:table-cell table:formula="of:=CONCATENATE(HEX;[.D77])" office:value-type="string" office:string-value="0x171C">
            <text:p>0x171C</text:p>
          </table:table-cell>
          <table:table-cell/>
        </table:table-row>
        <table:table-row table:style-name="ro2">
          <table:table-cell office:value-type="float" office:value="740">
            <text:p>740</text:p>
          </table:table-cell>
          <table:table-cell table:formula="of:=20*ABS(SIN(RADIANS([.A78]))*EXP(-[.A78]/FACTOR))" office:value-type="float" office:value="0.169118881338028">
            <text:p>0,1691188813</text:p>
          </table:table-cell>
          <table:table-cell/>
          <table:table-cell table:formula="of:=DEC2HEX(ROUND([.B78]*2^16))" office:value-type="string" office:string-value="2B4B">
            <text:p>2B4B</text:p>
          </table:table-cell>
          <table:table-cell/>
          <table:table-cell table:formula="of:=CONCATENATE(HEX;[.D78])" office:value-type="string" office:string-value="0x2B4B">
            <text:p>0x2B4B</text:p>
          </table:table-cell>
          <table:table-cell/>
        </table:table-row>
        <table:table-row table:style-name="ro2">
          <table:table-cell office:value-type="float" office:value="750">
            <text:p>750</text:p>
          </table:table-cell>
          <table:table-cell table:formula="of:=20*ABS(SIN(RADIANS([.A79]))*EXP(-[.A79]/FACTOR))" office:value-type="float" office:value="0.235177458560091">
            <text:p>0,2351774586</text:p>
          </table:table-cell>
          <table:table-cell/>
          <table:table-cell table:formula="of:=DEC2HEX(ROUND([.B79]*2^16))" office:value-type="string" office:string-value="3C35">
            <text:p>3C35</text:p>
          </table:table-cell>
          <table:table-cell/>
          <table:table-cell table:formula="of:=CONCATENATE(HEX;[.D79])" office:value-type="string" office:string-value="0x3C35">
            <text:p>0x3C35</text:p>
          </table:table-cell>
          <table:table-cell/>
        </table:table-row>
        <table:table-row table:style-name="ro2">
          <table:table-cell office:value-type="float" office:value="760">
            <text:p>760</text:p>
          </table:table-cell>
          <table:table-cell table:formula="of:=20*ABS(SIN(RADIANS([.A80]))*EXP(-[.A80]/FACTOR))" office:value-type="float" office:value="0.287593099365352">
            <text:p>0,2875930994</text:p>
          </table:table-cell>
          <table:table-cell/>
          <table:table-cell table:formula="of:=DEC2HEX(ROUND([.B80]*2^16))" office:value-type="string" office:string-value="49A0">
            <text:p>49A0</text:p>
          </table:table-cell>
          <table:table-cell/>
          <table:table-cell table:formula="of:=CONCATENATE(HEX;[.D80])" office:value-type="string" office:string-value="0x49A0">
            <text:p>0x49A0</text:p>
          </table:table-cell>
          <table:table-cell/>
        </table:table-row>
        <table:table-row table:style-name="ro2">
          <table:table-cell office:value-type="float" office:value="770">
            <text:p>770</text:p>
          </table:table-cell>
          <table:table-cell table:formula="of:=20*ABS(SIN(RADIANS([.A81]))*EXP(-[.A81]/FACTOR))" office:value-type="float" office:value="0.326024476993105">
            <text:p>0,326024477</text:p>
          </table:table-cell>
          <table:table-cell/>
          <table:table-cell table:formula="of:=DEC2HEX(ROUND([.B81]*2^16))" office:value-type="string" office:string-value="5376">
            <text:p>5376</text:p>
          </table:table-cell>
          <table:table-cell/>
          <table:table-cell table:formula="of:=CONCATENATE(HEX;[.D81])" office:value-type="string" office:string-value="0x5376">
            <text:p>0x5376</text:p>
          </table:table-cell>
          <table:table-cell/>
        </table:table-row>
        <table:table-row table:style-name="ro2">
          <table:table-cell office:value-type="float" office:value="780">
            <text:p>780</text:p>
          </table:table-cell>
          <table:table-cell table:formula="of:=20*ABS(SIN(RADIANS([.A82]))*EXP(-[.A82]/FACTOR))" office:value-type="float" office:value="0.350600190664432">
            <text:p>0,3506001907</text:p>
          </table:table-cell>
          <table:table-cell/>
          <table:table-cell table:formula="of:=DEC2HEX(ROUND([.B82]*2^16))" office:value-type="string" office:string-value="59C1">
            <text:p>59C1</text:p>
          </table:table-cell>
          <table:table-cell/>
          <table:table-cell table:formula="of:=CONCATENATE(HEX;[.D82])" office:value-type="string" office:string-value="0x59C1">
            <text:p>0x59C1</text:p>
          </table:table-cell>
          <table:table-cell/>
        </table:table-row>
        <table:table-row table:style-name="ro2">
          <table:table-cell office:value-type="float" office:value="790">
            <text:p>790</text:p>
          </table:table-cell>
          <table:table-cell table:formula="of:=20*ABS(SIN(RADIANS([.A83]))*EXP(-[.A83]/FACTOR))" office:value-type="float" office:value="0.361870023475288">
            <text:p>0,3618700235</text:p>
          </table:table-cell>
          <table:table-cell/>
          <table:table-cell table:formula="of:=DEC2HEX(ROUND([.B83]*2^16))" office:value-type="string" office:string-value="5CA4">
            <text:p>5CA4</text:p>
          </table:table-cell>
          <table:table-cell/>
          <table:table-cell table:formula="of:=CONCATENATE(HEX;[.D83])" office:value-type="string" office:string-value="0x5CA4">
            <text:p>0x5CA4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table:formula="of:=20*ABS(SIN(RADIANS([.A84]))*EXP(-[.A84]/FACTOR))" office:value-type="float" office:value="0.360747663579946">
            <text:p>0,3607476636</text:p>
          </table:table-cell>
          <table:table-cell/>
          <table:table-cell table:formula="of:=DEC2HEX(ROUND([.B84]*2^16))" office:value-type="string" office:string-value="5C5A">
            <text:p>5C5A</text:p>
          </table:table-cell>
          <table:table-cell/>
          <table:table-cell table:formula="of:=CONCATENATE(HEX;[.D84])" office:value-type="string" office:string-value="0x5C5A">
            <text:p>0x5C5A</text:p>
          </table:table-cell>
          <table:table-cell/>
        </table:table-row>
        <table:table-row table:style-name="ro2">
          <table:table-cell office:value-type="float" office:value="810">
            <text:p>810</text:p>
          </table:table-cell>
          <table:table-cell table:formula="of:=20*ABS(SIN(RADIANS([.A85]))*EXP(-[.A85]/FACTOR))" office:value-type="float" office:value="0.34844749278987">
            <text:p>0,3484474928</text:p>
          </table:table-cell>
          <table:table-cell/>
          <table:table-cell table:formula="of:=DEC2HEX(ROUND([.B85]*2^16))" office:value-type="string" office:string-value="5934">
            <text:p>5934</text:p>
          </table:table-cell>
          <table:table-cell/>
          <table:table-cell table:formula="of:=CONCATENATE(HEX;[.D85])" office:value-type="string" office:string-value="0x5934">
            <text:p>0x5934</text:p>
          </table:table-cell>
          <table:table-cell/>
        </table:table-row>
        <table:table-row table:style-name="ro2">
          <table:table-cell office:value-type="float" office:value="820">
            <text:p>820</text:p>
          </table:table-cell>
          <table:table-cell table:formula="of:=20*ABS(SIN(RADIANS([.A86]))*EXP(-[.A86]/FACTOR))" office:value-type="float" office:value="0.326417984476184">
            <text:p>0,3264179845</text:p>
          </table:table-cell>
          <table:table-cell/>
          <table:table-cell table:formula="of:=DEC2HEX(ROUND([.B86]*2^16))" office:value-type="string" office:string-value="5390">
            <text:p>5390</text:p>
          </table:table-cell>
          <table:table-cell/>
          <table:table-cell table:formula="of:=CONCATENATE(HEX;[.D86])" office:value-type="string" office:string-value="0x5390">
            <text:p>0x5390</text:p>
          </table:table-cell>
          <table:table-cell/>
        </table:table-row>
        <table:table-row table:style-name="ro2">
          <table:table-cell office:value-type="float" office:value="830">
            <text:p>830</text:p>
          </table:table-cell>
          <table:table-cell table:formula="of:=20*ABS(SIN(RADIANS([.A87]))*EXP(-[.A87]/FACTOR))" office:value-type="float" office:value="0.29627411683627">
            <text:p>0,2962741168</text:p>
          </table:table-cell>
          <table:table-cell/>
          <table:table-cell table:formula="of:=DEC2HEX(ROUND([.B87]*2^16))" office:value-type="string" office:string-value="4BD9">
            <text:p>4BD9</text:p>
          </table:table-cell>
          <table:table-cell/>
          <table:table-cell table:formula="of:=CONCATENATE(HEX;[.D87])" office:value-type="string" office:string-value="0x4BD9">
            <text:p>0x4BD9</text:p>
          </table:table-cell>
          <table:table-cell/>
        </table:table-row>
        <table:table-row table:style-name="ro2">
          <table:table-cell office:value-type="float" office:value="840">
            <text:p>840</text:p>
          </table:table-cell>
          <table:table-cell table:formula="of:=20*ABS(SIN(RADIANS([.A88]))*EXP(-[.A88]/FACTOR))" office:value-type="float" office:value="0.259731009418695">
            <text:p>0,2597310094</text:p>
          </table:table-cell>
          <table:table-cell/>
          <table:table-cell table:formula="of:=DEC2HEX(ROUND([.B88]*2^16))" office:value-type="string" office:string-value="427E">
            <text:p>427E</text:p>
          </table:table-cell>
          <table:table-cell/>
          <table:table-cell table:formula="of:=CONCATENATE(HEX;[.D88])" office:value-type="string" office:string-value="0x427E">
            <text:p>0x427E</text:p>
          </table:table-cell>
          <table:table-cell/>
        </table:table-row>
        <table:table-row table:style-name="ro2">
          <table:table-cell office:value-type="float" office:value="850">
            <text:p>850</text:p>
          </table:table-cell>
          <table:table-cell table:formula="of:=20*ABS(SIN(RADIANS([.A89]))*EXP(-[.A89]/FACTOR))" office:value-type="float" office:value="0.218540742426763">
            <text:p>0,2185407424</text:p>
          </table:table-cell>
          <table:table-cell/>
          <table:table-cell table:formula="of:=DEC2HEX(ROUND([.B89]*2^16))" office:value-type="string" office:string-value="37F2">
            <text:p>37F2</text:p>
          </table:table-cell>
          <table:table-cell/>
          <table:table-cell table:formula="of:=CONCATENATE(HEX;[.D89])" office:value-type="string" office:string-value="0x37F2">
            <text:p>0x37F2</text:p>
          </table:table-cell>
          <table:table-cell/>
        </table:table-row>
        <table:table-row table:style-name="ro2">
          <table:table-cell office:value-type="float" office:value="860">
            <text:p>860</text:p>
          </table:table-cell>
          <table:table-cell table:formula="of:=20*ABS(SIN(RADIANS([.A90]))*EXP(-[.A90]/FACTOR))" office:value-type="float" office:value="0.174434032286868">
            <text:p>0,1744340323</text:p>
          </table:table-cell>
          <table:table-cell/>
          <table:table-cell table:formula="of:=DEC2HEX(ROUND([.B90]*2^16))" office:value-type="string" office:string-value="2CA8">
            <text:p>2CA8</text:p>
          </table:table-cell>
          <table:table-cell/>
          <table:table-cell table:formula="of:=CONCATENATE(HEX;[.D90])" office:value-type="string" office:string-value="0x2CA8">
            <text:p>0x2CA8</text:p>
          </table:table-cell>
          <table:table-cell/>
        </table:table-row>
        <table:table-row table:style-name="ro2">
          <table:table-cell office:value-type="float" office:value="870">
            <text:p>870</text:p>
          </table:table-cell>
          <table:table-cell table:formula="of:=20*ABS(SIN(RADIANS([.A91]))*EXP(-[.A91]/FACTOR))" office:value-type="float" office:value="0.129068125804799">
            <text:p>0,1290681258</text:p>
          </table:table-cell>
          <table:table-cell/>
          <table:table-cell table:formula="of:=DEC2HEX(ROUND([.B91]*2^16))" office:value-type="string" office:string-value="210B">
            <text:p>210B</text:p>
          </table:table-cell>
          <table:table-cell/>
          <table:table-cell table:formula="of:=CONCATENATE(HEX;[.D91])" office:value-type="string" office:string-value="0x210B">
            <text:p>0x210B</text:p>
          </table:table-cell>
          <table:table-cell/>
        </table:table-row>
        <table:table-row table:style-name="ro2">
          <table:table-cell office:value-type="float" office:value="880">
            <text:p>880</text:p>
          </table:table-cell>
          <table:table-cell table:formula="of:=20*ABS(SIN(RADIANS([.A92]))*EXP(-[.A92]/FACTOR))" office:value-type="float" office:value="0.0839819510661084">
            <text:p>0,0839819511</text:p>
          </table:table-cell>
          <table:table-cell/>
          <table:table-cell table:formula="of:=DEC2HEX(ROUND([.B92]*2^16))" office:value-type="string" office:string-value="1580">
            <text:p>1580</text:p>
          </table:table-cell>
          <table:table-cell/>
          <table:table-cell table:formula="of:=CONCATENATE(HEX;[.D92])" office:value-type="string" office:string-value="0x1580">
            <text:p>0x1580</text:p>
          </table:table-cell>
          <table:table-cell/>
        </table:table-row>
        <table:table-row table:style-name="ro2">
          <table:table-cell office:value-type="float" office:value="890">
            <text:p>890</text:p>
          </table:table-cell>
          <table:table-cell table:formula="of:=20*ABS(SIN(RADIANS([.A93]))*EXP(-[.A93]/FACTOR))" office:value-type="float" office:value="0.0405592374434075">
            <text:p>0,0405592374</text:p>
          </table:table-cell>
          <table:table-cell/>
          <table:table-cell table:formula="of:=DEC2HEX(ROUND([.B93]*2^16))" office:value-type="string" office:string-value="A62">
            <text:p>A62</text:p>
          </table:table-cell>
          <table:table-cell/>
          <table:table-cell table:formula="of:=CONCATENATE(HEX;[.D93])" office:value-type="string" office:string-value="0xA62">
            <text:p>0xA62</text:p>
          </table:table-cell>
          <table:table-cell/>
        </table:table-row>
        <table:table-row table:style-name="ro2">
          <table:table-cell office:value-type="float" office:value="900">
            <text:p>900</text:p>
          </table:table-cell>
          <table:table-cell table:formula="of:=20*ABS(SIN(RADIANS([.A94]))*EXP(-[.A94]/FACTOR))" office:value-type="float" office:value="1.36041477453223E-016">
            <text:p>1,36041477453223E-016</text:p>
          </table:table-cell>
          <table:table-cell/>
          <table:table-cell table:formula="of:=DEC2HEX(ROUND([.B94]*2^16))" office:value-type="string" office:string-value="0">
            <text:p>0</text:p>
          </table:table-cell>
          <table:table-cell/>
          <table:table-cell table:formula="of:=CONCATENATE(HEX;[.D94])" office:value-type="string" office:string-value="0x0">
            <text:p>0x0</text:p>
          </table:table-cell>
          <table:table-cell/>
        </table:table-row>
        <table:table-row table:style-name="ro2" table:number-rows-repeated="79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</table:table-row>
      </table:table>
      <table:table table:name="Fu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ACTOR" table:base-cell-address="$Full1.$C$4" table:cell-range-address="$Full1.$C$4"/>
        <table:named-range table:name="HEX" table:base-cell-address="$Full1.$E$4" table:cell-range-address="$Full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1:08:10</meta:creation-date>
    <dc:date>2016-05-21T01:32:55</dc:date>
    <meta:editing-duration>PT11M27S</meta:editing-duration>
    <meta:editing-cycles>3</meta:editing-cycles>
    <meta:generator>LibreOffice/3.5$Linux_x86 LibreOffice_project/350m1$Build-2</meta:generator>
    <meta:document-statistic meta:table-count="3" meta:cell-count="4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7cm" svg:y="4.201cm" style:legend-expansion="high" chart:style-name="ch2"/>
        <chart:plot-area chart:style-name="ch3" table:cell-range-address="Full1.A3:Full1.B104" chart:data-source-has-labels="both" svg:x="0.77cm" svg:y="0.855cm" svg:width="13.008cm" svg:height="7.545cm">
          <chartooo:coordinate-region svg:x="1.391cm" svg:y="1.055cm" svg:width="12.387cm" svg:height="6.3cm"/>
          <chart:axis chart:dimension="x" chart:name="primary-x" chart:style-name="ch4" chartooo:axis-type="auto">
            <chartooo:date-scale/>
            <chart:categories table:cell-range-address="Full1.A4:Full1.A1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ll1.B4:Full1.B104" chart:label-cell-address="Full1.B3:Full1.B3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Full1.B3:Full1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ull1.A4:Full1.A104</svg:desc>
                </draw:g>
              </table:table-cell>
              <table:table-cell office:value-type="float" office:value="0">
                <text:p>0</text:p>
                <draw:g>
                  <svg:desc>Full1.B4:Full1.B10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0358512215424">
                <text:p>3.303585122154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8945246806174">
                <text:p>6.189452468061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60707976425058">
                <text:p>8.60707976425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5253996749571">
                <text:p>10.5253996749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319202433712">
                <text:p>11.93192024337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8313479739351">
                <text:p>12.83134797393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2438039572879">
                <text:p>13.24380395728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202727566708">
                <text:p>13.2027275667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9463219224922">
                <text:p>11.94632192249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.8431095875674">
                <text:p>10.84310958756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.50569637499855">
                <text:p>9.505696374998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99820532683014">
                <text:p>7.998205326830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.38397760859088">
                <text:p>6.383977608590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72366552741015">
                <text:p>4.723665527410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07359113415493">
                <text:p>3.0735911341549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48439648081063">
                <text:p>1.484396480810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.95775577179479E-016">
                <text:p>9.95775577179479E-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34313747903836">
                <text:p>1.343137479038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51644358392047">
                <text:p>2.516443583920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49937749111155">
                <text:p>3.4993774911115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.27930816448113">
                <text:p>4.27930816448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85115675339938">
                <text:p>4.851156753399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.21683677977601">
                <text:p>5.216836779776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.38452886858573">
                <text:p>5.3845288685857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36782845444428">
                <text:p>5.3678284544442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85701203917932">
                <text:p>4.8570120391793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40847937554732">
                <text:p>4.408479375547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86472774078061">
                <text:p>3.8647277407806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25182761826478">
                <text:p>3.2518276182647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.5955316041164">
                <text:p>2.595531604116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92049908620754">
                <text:p>1.9204990862075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24962890159509">
                <text:p>1.2496289015950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0351057212332">
                <text:p>0.6035105721233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.09704275183719E-016">
                <text:p>8.09704275183719E-01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546078947837468">
                <text:p>0.54607894783746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02310961167096">
                <text:p>1.0231096116709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42274071586514">
                <text:p>1.422740715865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3983686435826">
                <text:p>1.7398368643582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9723331505779">
                <text:p>1.972333150577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.12100755447578">
                <text:p>2.1210075544757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.18918606996433">
                <text:p>2.1891860699643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.18239618826932">
                <text:p>2.1823961882693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97471373212513">
                <text:p>1.9747137321251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79235395968973">
                <text:p>1.7923539596897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57128104255923">
                <text:p>1.5712810425592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32209444829299">
                <text:p>1.322094448292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05526440113158">
                <text:p>1.0552644011315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780816660011531">
                <text:p>0.78081666001153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508061197323535">
                <text:p>0.50806119732353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45369087958033">
                <text:p>0.2453690879580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9380178747793E-016">
                <text:p>4.9380178747793E-01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222019132013784">
                <text:p>0.22201913201378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415965326694398">
                <text:p>0.41596532669439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578443208748384">
                <text:p>0.57844320874838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70736488194629">
                <text:p>0.707364881946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801890817925559">
                <text:p>0.80189081792555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62337319730456">
                <text:p>0.86233731973045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890056635574258">
                <text:p>0.89005663557425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887296075683837">
                <text:p>0.88729607568383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857042537340804">
                <text:p>0.85704253734080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802858690155202">
                <text:p>0.8028586901552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728716739525767">
                <text:p>0.72871673952576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638835198830159">
                <text:p>0.63883519883015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537523489987417">
                <text:p>0.5375234899874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429038488504432">
                <text:p>0.42903848850443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317456363780679">
                <text:p>0.3174563637806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06562268123231">
                <text:p>0.2065622681232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997596266019586">
                <text:p>0.099759626601958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67686432952269E-016">
                <text:p>2.67686432952269E-01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902662429587471">
                <text:p>0.090266242958747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69118881338028">
                <text:p>0.16911888133802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235177458560091">
                <text:p>0.23517745856009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287593099365352">
                <text:p>0.28759309936535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326024476993105">
                <text:p>0.32602447699310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350600190664432">
                <text:p>0.35060019066443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361870023475288">
                <text:p>0.36187002347528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60747663579946">
                <text:p>0.36074766357994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326417984476184">
                <text:p>0.32641798447618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29627411683627">
                <text:p>0.296274116836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259731009418695">
                <text:p>0.25973100941869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218540742426763">
                <text:p>0.21854074242676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74434032286868">
                <text:p>0.17443403228686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129068125804799">
                <text:p>0.12906812580479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839819510661084">
                <text:p>0.083981951066108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405592374434075">
                <text:p>0.04055923744340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6041477453223E-016">
                <text:p>1.36041477453223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